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00ff00" fo:border-left="none" fo:border-right="none" fo:border-top="0.088cm solid #000000"/>
    </style:style>
    <style:style style:name="ce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00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88cm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88cm solid #000000" fo:border-top="0.088cm solid #000000"/>
    </style:style>
    <style:style style:name="ce14" style:family="table-cell" style:parent-style-name="Default">
      <style:table-cell-properties fo:border-bottom="none" fo:border-left="none" fo:border-right="0.088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88cm solid #000000" fo:border-top="none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7"/>
        <table:table-column table:style-name="co1" table:number-columns-repeated="102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/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4"/>
          <table:table-cell table:style-name="ce11" table:number-columns-repeated="1019"/>
        </table:table-row>
        <table:table-row table:style-name="ro1">
          <table:table-cell table:style-name="ce3" office:value-type="string" table:number-columns-spanned="3" table:number-rows-spanned="1">
            <text:p>foo1</text:p>
          </table:table-cell>
          <table:covered-table-cell table:number-columns-repeated="2"/>
          <table:table-cell office:value-type="float" office:value="3">
            <text:p>3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 table:number-columns-spanned="2" table:number-rows-spanned="2">
            <text:p>foo2</text:p>
          </table:table-cell>
          <table:covered-table-cell office:value-type="float" office:value="4">
            <text:p>4</text:p>
          </table:covered-table-cell>
          <table:table-cell office:value-type="float" office:value="5">
            <text:p>5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covered-table-cell table:style-name="Default" office:value-type="float" office:value="4">
            <text:p>4</text:p>
          </table:covered-table-cell>
          <table:covered-table-cell office:value-type="float" office:value="5">
            <text:p>5</text:p>
          </table:covered-table-cell>
          <table:table-cell office:value-type="float" office:value="6">
            <text:p>6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9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0">10/07/2009</text:date>, <text:time>16:3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0T10:29:43</meta:creation-date>
    <dc:date>2009-07-10T16:38:37</dc:date>
    <meta:editing-duration>PT04H55M09S</meta:editing-duration>
    <meta:editing-cycles>8</meta:editing-cycles>
    <meta:generator>OpenOffice.org/3.1$Linux OpenOffice.org_project/310m11$Build-9399</meta:generator>
    <meta:document-statistic meta:table-count="3" meta:cell-count="25" meta:object-count="0"/>
  </office:meta>
</office:document-meta>
</file>